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2F7000001BB03AF7D4266D27F12.png" manifest:media-type="image/png"/>
  <manifest:file-entry manifest:full-path="Pictures/10000000000002F2000001551CF4939A33C7D642.png" manifest:media-type="image/png"/>
  <manifest:file-entry manifest:full-path="Pictures/10000000000000FD0000015208DCCC531CE41035.png" manifest:media-type="image/png"/>
  <manifest:file-entry manifest:full-path="Pictures/10000000000002500000017189378773F36A2065.png" manifest:media-type="image/png"/>
  <manifest:file-entry manifest:full-path="Pictures/10000000000001930000008DC426AA088F6E2595.png" manifest:media-type="image/png"/>
  <manifest:file-entry manifest:full-path="Pictures/10000000000002F1000001692C4365474EA651DF.png" manifest:media-type="image/png"/>
  <manifest:file-entry manifest:full-path="Pictures/100000000000023E0000014B931C7AE2D244303C.png" manifest:media-type="image/png"/>
  <manifest:file-entry manifest:full-path="Pictures/10000000000002C70000015AE3189AAE81973A21.png" manifest:media-type="image/png"/>
  <manifest:file-entry manifest:full-path="Pictures/10000000000002FA000001A274BC8723B7195A7A.png" manifest:media-type="image/png"/>
  <manifest:file-entry manifest:full-path="Pictures/100000000000021300000077A195805EF8FEA016.png" manifest:media-type="image/png"/>
  <manifest:file-entry manifest:full-path="Pictures/1000000000000250000001165600EE5F95F533CF.png" manifest:media-type="image/png"/>
  <manifest:file-entry manifest:full-path="Pictures/10000000000001F80000011F1A8CDF3DC299BB61.png" manifest:media-type="image/png"/>
  <manifest:file-entry manifest:full-path="Pictures/10000000000000E6000000C17C228410F7AA88AD.png" manifest:media-type="image/png"/>
  <manifest:file-entry manifest:full-path="Pictures/100000000000034D0000013D7C401D37BFD1AD1C.png" manifest:media-type="image/png"/>
  <manifest:file-entry manifest:full-path="Pictures/10000000000001A5000001E8CC11D5D3D762EB4A.png" manifest:media-type="image/png"/>
  <manifest:file-entry manifest:full-path="Pictures/100000000000015D000001AC9D77A299626D2614.png" manifest:media-type="image/png"/>
  <manifest:file-entry manifest:full-path="Pictures/10000000000002BF0000002BBA4C160DA6DBA463.png" manifest:media-type="image/png"/>
  <manifest:file-entry manifest:full-path="Pictures/1000000000000118000000DFAC2CAC7C8F665870.png" manifest:media-type="image/png"/>
  <manifest:file-entry manifest:full-path="Pictures/100000000000026D00000193CD0A49266DF19FAB.png" manifest:media-type="image/png"/>
  <manifest:file-entry manifest:full-path="Pictures/10000000000002700000016CC44283C14CAD6676.png" manifest:media-type="image/png"/>
  <manifest:file-entry manifest:full-path="Pictures/10000000000000CF0000012805C211856B720734.png" manifest:media-type="image/png"/>
  <manifest:file-entry manifest:full-path="Pictures/100000000000031A000001D11410B1E5BF19DA8A.png" manifest:media-type="image/png"/>
  <manifest:file-entry manifest:full-path="Pictures/1000000000000193000000B18061515C8C724808.png" manifest:media-type="image/png"/>
  <manifest:file-entry manifest:full-path="Pictures/10000000000002880000013FCAED6C87E4166E3F.png" manifest:media-type="image/png"/>
  <manifest:file-entry manifest:full-path="Pictures/10000000000000CD00000086072801BCA0DCAEAE.png" manifest:media-type="image/png"/>
  <manifest:file-entry manifest:full-path="Pictures/100000000000028D000001A833B3B121B163102D.png" manifest:media-type="image/png"/>
  <manifest:file-entry manifest:full-path="Pictures/10000000000001450000012EAF56F1649E19BD71.png" manifest:media-type="image/png"/>
  <manifest:file-entry manifest:full-path="Pictures/10000000000000F9000000C56CD3D8F5E6E0EC9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, PMingLiU" style:font-family-generic="system" style:font-pitch="variable"/>
    <style:font-face style:name="標楷體4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4cm"/>
    </style:style>
    <style:style style:name="gr7" style:family="graphic" style:parent-style-name="standard">
      <style:graphic-properties draw:stroke="none" draw:fill="none" fo:min-height="2.138cm"/>
    </style:style>
    <style:style style:name="gr8" style:family="graphic" style:parent-style-name="standard">
      <style:graphic-properties draw:stroke="none" draw:fill="none" fo:min-height="0.798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title">
      <style:graphic-properties fo:min-height="2.163cm"/>
    </style:style>
    <style:style style:name="pr6" style:family="presentation" style:parent-style-name="lyt-bluelinesgrad-outline1">
      <style:graphic-properties draw:auto-grow-height="true" fo:min-height="18.494cm"/>
    </style:style>
    <style:style style:name="pr7" style:family="presentation" style:parent-style-name="lyt-bluelinesgrad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3" fo:font-size="60pt" style:font-name-asian="標楷體3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style:font-size-asian="28.1000003814697pt"/>
    </style:style>
    <style:style style:name="T1" style:family="text">
      <style:text-properties style:font-name="標楷體3" fo:font-size="40pt" style:font-name-asian="標楷體3" style:font-size-asian="40pt" style:font-size-complex="40pt"/>
    </style:style>
    <style:style style:name="T2" style:family="text">
      <style:text-properties fo:color="#ffff99" style:font-name="標楷體3" fo:font-size="24pt" style:font-name-asian="標楷體3" style:font-size-asian="24pt" style:font-size-complex="24pt"/>
    </style:style>
    <style:style style:name="T3" style:family="text">
      <style:text-properties fo:color="#c1b911" style:font-name="標楷體3" fo:font-size="40pt" fo:font-style="normal" fo:text-shadow="1pt 1pt" fo:font-weight="bold" style:font-name-asian="標楷體3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ffff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29cm" presentation:class="subtitle" presentation:user-transformed="true">
          <draw:text-box>
            <text:p text:style-name="P1"><text:span text:style-name="T1">用十分鐘欣賞</text:span><text:span text:style-name="T1"><text:line-break/></text:span><text:span text:style-name="T1"><text:line-break/></text:span><text:span text:style-name="T1">化學公理系統的演進過程</text:span></text:p>
            <text:p text:style-name="P1"><text:span text:style-name="T1"/></text:p>
            <text:p text:style-name="P1"><text:span text:style-name="T2">陳鍾誠</text:span></text:p>
            <text:p text:style-name="P1"><text:span text:style-name="T2"/></text:p>
            <text:p text:style-name="P1"><text:span text:style-name="T2">2016</text:span><text:span text:style-name="T2">年</text:span><text:span text:style-name="T2">10</text:span><text:span text:style-name="T2">月</text:span><text:span text:style-name="T2">24</text:span><text:span text:style-name="T2">日</text:span></text:p>
          </draw:text-box>
        </draw:frame>
        <draw:frame draw:style-name="gr1" draw:text-style-name="P3" draw:layer="layout" svg:width="16cm" svg:height="3.4cm" svg:x="0.6cm" svg:y="2.4cm">
          <draw:text-box>
            <text:p><text:span text:style-name="T3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4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數學有公理系統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物理學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覺得也是有公理系統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1.064cm" svg:height="13.128cm" svg:x="2.936cm" svg:y="5.237cm">
          <draw:image xlink:href="Pictures/10000000000002500000017189378773F36A2065.png" xlink:type="simple" xlink:show="embed" xlink:actuate="onLoad">
            <text:p/>
          </draw:image>
        </draw:frame>
        <draw:frame draw:style-name="gr6" draw:text-style-name="P8" draw:layer="layout" svg:width="13.642cm" svg:height="0.964cm" svg:x="1cm" svg:y="19.4cm">
          <draw:text-box>
            <text:p>http://www.slideshare.net/ccckmit/ss-67170427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像是牛頓力學的公理系統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3.24cm" svg:height="13.4cm" svg:x="3.012cm" svg:y="5.4cm">
          <draw:image xlink:href="Pictures/100000000000023E0000014B931C7AE2D244303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加上電磁學的公理系統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633cm" svg:height="11.986cm" svg:x="1.8cm" svg:y="5.814cm">
          <draw:image xlink:href="Pictures/10000000000002C70000015AE3189AAE81973A2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就形成了經典物理學的公理系統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愛因斯坦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將《光速恆定、相對性原理、等效原理》引入</text:span><text:span text:style-name="T7"><text:line-break/></text:span><text:span text:style-name="T7"/></text:p>
              </text:list-item>
              <text:list-item>
                <text:p><text:span text:style-name="T7">修改了《經典物理的公理系統》</text:span><text:span text:style-name="T7"><text:line-break/></text:span><text:span text:style-name="T7">造成了《物理學公理系統的進化》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量子力學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創造了一套和《經典物理體系、以及相對論體系》截然不同的公理系統。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這個量子力學的公理系統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與其說是《近代物理》的基礎</text:span></text:p>
              </text:list-item>
              <text:list-item>
                <text:p><text:span text:style-name="T6">不如說是《近代化學》的基礎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甚麼呢？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讓我詳細解釋一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中學的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對化學常常感到困惑？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甚麼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老師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原子的內部是原子核</text:span></text:p>
              </text:list-item>
              <text:list-item>
                <text:p><text:span text:style-name="T6">外層有電子圍繞著</text:span></text:p>
              </text:list-item>
              <text:list-item>
                <text:p><text:span text:style-name="T6">就像右圖所示那樣</text:span></text:p>
              </text:list-item>
            </text:list>
          </draw:text-box>
        </draw:frame>
        <draw:frame draw:style-name="gr5" draw:text-style-name="P7" draw:layer="layout" svg:width="8.841cm" svg:height="11.813cm" svg:x="18.506cm" svg:y="5.787cm">
          <draw:image xlink:href="Pictures/10000000000000FD0000015208DCCC531CE41035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又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第一層軌道可容納兩個電子</text:span><text:span text:style-name="T8"><text:line-break/></text:span><text:span text:style-name="T8">第二層可容納八個</text:span><text:span text:style-name="T8"><text:line-break/></text:span><text:span text:style-name="T8">...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詳細的規則如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5.098cm" svg:height="13.767cm" svg:x="1.501cm" svg:y="5.4cm">
          <draw:image xlink:href="Pictures/10000000000002FA000001A274BC8723B7195A7A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老師你怎麼知道的呢？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還有那些電子一直繞圈圈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不是會放出電磁波嗎？</text:span></text:p>
              </text:list-item>
              <text:list-item>
                <text:p><text:span text:style-name="T8">那難道不會喪失能量</text:span><text:span text:style-name="T8">...</text:span></text:p>
              </text:list-item>
              <text:list-item>
                <text:p><text:span text:style-name="T8">然後原子還能維持原本的狀態嗎？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在當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沒有問這個問題！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的同學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沒有人問這個問題 ...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算問了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我想應該也不會得到甚麼解答！</text:span></text:p>
              </text:list-item>
              <text:list-item>
                <text:p><text:span text:style-name="T8">搞不好老師會覺得我們是來找碴的</text:span><text:span text:style-name="T8"><text:line-break/></text:span><text:span text:style-name="T8">...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多年之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我才知道，這個問題，並不是那麼簡單的！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還牽涉到很多諾貝爾獎得主</text:span></text:p>
              </text:list-item>
              <text:list-item>
                <text:p><text:span text:style-name="T8">他們得獎的原因其實只是為這個問題提出了一點點的補充，然後就得了諾貝爾獎！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4.065cm" svg:x="1.4cm" svg:y="0.558cm" presentation:class="title" presentation:user-transformed="true">
          <draw:text-box>
            <text:p><text:span text:style-name="T6">像是《拉賽福》就得過</text:span><text:span text:style-name="T6"><text:line-break/></text:span><text:span text:style-name="T6">雖然得獎原因並非太陽系模型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5" draw:text-style-name="P7" draw:layer="layout" svg:width="24.195cm" svg:height="14.121cm" svg:x="2.117cm" svg:y="5.279cm">
          <draw:image xlink:href="Pictures/10000000000002F7000001BB03AF7D4266D27F12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《波爾》也得過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93cm" svg:height="11.951cm" svg:x="1.876cm" svg:y="5.849cm">
          <draw:image xlink:href="Pictures/10000000000002F1000001692C4365474EA651DF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4.065cm" svg:x="1.4cm" svg:y="0.558cm" presentation:class="title" presentation:user-transformed="true">
          <draw:text-box>
            <text:p><text:span text:style-name="T6">而且得獎原因只是氫原子模型</text:span><text:span text:style-name="T6"><text:line-break/></text:span><text:span text:style-name="T6">並非通用的原子模型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816cm" svg:height="11.222cm" svg:x="1.783cm" svg:y="5.578cm">
          <draw:image xlink:href="Pictures/10000000000002F2000001551CF4939A33C7D642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波爾無法解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為何電子繞原子核轉卻不會放出電磁波</text:span><text:span text:style-name="T7"><text:line-break/></text:span><text:span text:style-name="T7"><text:line-break/></text:span><text:span text:style-name="T7"><text:line-break/></text:span><text:span text:style-name="T7"/></text:p>
              </text:list-item>
              <text:list-item>
                <text:p><text:span text:style-name="T7">就像牛頓無法解釋為何會有萬有引力一樣</text:span></text:p>
              </text:list-item>
            </text:list>
          </draw:text-box>
        </draw:frame>
        <draw:frame draw:style-name="gr5" draw:text-style-name="P7" draw:layer="layout" svg:width="24.108cm" svg:height="5.4cm" svg:x="1.8cm" svg:y="8.4cm">
          <draw:image xlink:href="Pictures/100000000000021300000077A195805EF8FEA016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那個氫原子模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讓波爾得了諾貝爾獎 ...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不只如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波爾還成為了《量子物理》的領導人物，後續還有一大堆人因此得獎！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一直到今天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9">都還沒辦法很好的描述原子世界的那些現象</text:span></text:p>
              </text:list-item>
            </text:list>
          </draw:text-box>
        </draw:frame>
        <draw:frame draw:style-name="gr5" draw:text-style-name="P7" draw:layer="layout" svg:width="25.951cm" svg:height="12.186cm" svg:x="1.14cm" svg:y="7.789cm">
          <draw:image xlink:href="Pictures/1000000000000250000001165600EE5F95F533CF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即使如此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們的科學技術，還是不斷地向前邁進。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僅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沒有人清楚的瞭解，到底原子內部是甚麼樣的一種情況！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我們的世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並不會因此而崩潰 ...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而那些不完美的理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竟然讓我們可以發展出這麼多有用的科技 …</text:p>
                <text:p/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實在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令人非常驚訝的一件事情！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不完美的理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比起數百年前而言，其實已經好非常多了！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些理論的發展，其實走過了一段非常漫長的旅程...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小弟在下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有能力帶領各位欣賞那些最新的理論...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卻可以帶大家回顧，那數百年來的發展軌跡...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或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大家會從中得到一些啟發也說不定...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很久很久以前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不論是西洋還是中國，都有人喜歡玩火 …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用火來煮飯、烤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有燒東西 …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沒有鍋子可以裝 ...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你應該知道</text:p>
          </draw:text-box>
        </draw:frame>
        <draw:frame presentation:style-name="pr4" draw:layer="layout" svg:width="25.199cm" svg:height="18.494cm" svg:x="1.2cm" svg:y="5.6cm" presentation:class="outline" presentation:user-transformed="true">
          <draw:text-box>
            <text:list text:style-name="L3">
              <text:list-item>
                <text:p><text:span text:style-name="T8">原住民為何會用石板烤肉了吧！</text:span></text:p>
              </text:list-item>
            </text:list>
          </draw:text-box>
        </draw:frame>
        <draw:frame draw:style-name="gr5" draw:text-style-name="P7" draw:layer="layout" svg:width="18.2cm" svg:height="10.363cm" svg:x="4.8cm" svg:y="7.8cm">
          <draw:image xlink:href="Pictures/10000000000001F80000011F1A8CDF3DC299BB61.png" xlink:type="simple" xlink:show="embed" xlink:actuate="onLoad">
            <text:p/>
          </draw:image>
        </draw:frame>
        <draw:frame draw:style-name="gr7" draw:text-style-name="P8" draw:layer="layout" svg:width="25.508cm" svg:height="2.388cm" svg:x="1.2cm" svg:y="19.4cm">
          <draw:text-box>
            <text:p><text:span text:style-name="T10">圖片來源：</text:span><text:span text:style-name="T10"><text:a xlink:href="http://blog.xuite.net/shakylee66/twblog/143706617-在地石板烤肉_20101120+茂林多納黑米祭" xlink:type="simple">寶媽的部落格 在地石板烤肉_20101120 茂林多納黑米祭</text:a>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要裝水裝飯呢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用竹筒吧！</text:p>
              </text:list-item>
            </text:list>
          </draw:text-box>
        </draw:frame>
        <draw:frame draw:style-name="gr5" draw:text-style-name="P7" draw:layer="layout" svg:width="22.359cm" svg:height="8.387cm" svg:x="2.8cm" svg:y="9.2cm">
          <draw:image xlink:href="Pictures/100000000000034D0000013D7C401D37BFD1AD1C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烤著烤著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有人發現某些土在火上，會愈烤愈硬。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出現了陶器</text:p>
          </draw:text-box>
        </draw:frame>
        <draw:frame draw:style-name="gr5" draw:text-style-name="P7" draw:layer="layout" svg:width="10.4cm" svg:height="12.055cm" svg:x="8.8cm" svg:y="4.745cm">
          <draw:image xlink:href="Pictures/10000000000001A5000001E8CC11D5D3D762EB4A.png" xlink:type="simple" xlink:show="embed" xlink:actuate="onLoad">
            <text:p/>
          </draw:image>
        </draw:frame>
        <draw:frame draw:style-name="gr5" draw:text-style-name="P7" draw:layer="layout" svg:width="18.601cm" svg:height="1.136cm" svg:x="0.999cm" svg:y="17.464cm">
          <draw:image xlink:href="Pictures/10000000000002BF0000002BBA4C160DA6DBA463.png" xlink:type="simple" xlink:show="embed" xlink:actuate="onLoad">
            <text:p/>
          </draw:image>
        </draw:frame>
        <draw:frame draw:style-name="gr6" draw:text-style-name="P8" draw:layer="layout" svg:width="25.115cm" svg:height="0.964cm" svg:x="0.685cm" svg:y="19.436cm">
          <draw:text-box>
            <text:p>https://zh.wikipedia.org/wiki/%E9%99%B6%E5%99%A8#/media/File:JomonPottery.JPG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中國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陶器後來發展為更細緻的瓷器</text:span></text:p>
              </text:list-item>
              <text:list-item>
                <text:p><text:span text:style-name="T6">而且世界聞名！</text:span></text:p>
              </text:list-item>
              <text:list-item>
                <text:p><text:span text:style-name="T6">所以中國才會被稱為</text:span><text:span text:style-name="T6">China</text:span><text:span text:style-name="T6">，也就是瓷器的意思。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中國瓷器產業的發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當然是件好事！</text:span></text:p>
              </text:list-item>
              <text:list-item>
                <text:p><text:span text:style-name="T6">但是每件好事背後都會伴隨著壞事 </text:span><text:span text:style-name="T6">...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件壞事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中國的玻璃工業，因此而不怎麼發達 ...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在西洋的歷史上</text:p>
          </draw:text-box>
        </draw:frame>
        <draw:frame presentation:style-name="pr4" draw:layer="layout" svg:width="26.8cm" svg:height="18.494cm" svg:x="0.6cm" svg:y="6.014cm" presentation:class="outline" presentation:user-transformed="true">
          <draw:text-box>
            <text:list text:style-name="L3">
              <text:list-item>
                <text:p><text:span text:style-name="T11">公元前</text:span><text:span text:style-name="T11">1370</text:span><text:span text:style-name="T11">年的埃及，在</text:span><text:span text:style-name="T11">Tell el-Amarna </text:span><text:span text:style-name="T11">就留下了一整座的玻璃工廠遺跡</text:span></text:p>
              </text:list-item>
              <text:list-item>
                <text:p><text:span text:style-name="T11">亞述、印度、中國也都有琉璃的製造遺跡！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化學的發展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玻璃會是比瓷器更好的工具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甚麼呢？</text:p>
          </draw:text-box>
        </draw:frame>
        <draw:frame presentation:style-name="pr4" draw:layer="layout" svg:width="25.199cm" svg:height="18.494cm" svg:x="1.2cm" svg:y="5.706cm" presentation:class="outline" presentation:user-transformed="true">
          <draw:text-box>
            <text:list text:style-name="L3">
              <text:list-item>
                <text:p><text:span text:style-name="T8">因為看得到裡面阿！</text:span></text:p>
              </text:list-item>
            </text:list>
          </draw:text-box>
        </draw:frame>
        <draw:frame draw:style-name="gr5" draw:text-style-name="P7" draw:layer="layout" svg:width="14.386cm" svg:height="11.457cm" svg:x="6.6cm" svg:y="8.143cm">
          <draw:image xlink:href="Pictures/1000000000000118000000DFAC2CAC7C8F665870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所以實驗室裡有很多玻璃容器</text:span></text:p>
          </draw:text-box>
        </draw:frame>
        <draw:frame presentation:style-name="pr4" draw:layer="layout" svg:width="25.199cm" svg:height="18.494cm" svg:x="1cm" svg:y="5.706cm" presentation:class="outline" presentation:user-transformed="true">
          <draw:text-box>
            <text:list text:style-name="L3">
              <text:list-item>
                <text:p><text:span text:style-name="T8">就是這個道理 </text:span><text:span text:style-name="T8">...</text:span></text:p>
              </text:list-item>
            </text:list>
          </draw:text-box>
        </draw:frame>
        <draw:frame draw:style-name="gr5" draw:text-style-name="P7" draw:layer="layout" svg:width="18.4cm" svg:height="11.94cm" svg:x="4.4cm" svg:y="7.8cm">
          <draw:image xlink:href="Pictures/100000000000026D00000193CD0A49266DF19FAB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中國和西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有一些早期的化學家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只是那時我們不稱他們為化學家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古代中國的化學家長這樣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9.6cm" svg:height="13.73cm" svg:x="9.2cm" svg:y="5.4cm">
          <draw:image xlink:href="Pictures/10000000000000CF0000012805C211856B720734.png" xlink:type="simple" xlink:show="embed" xlink:actuate="onLoad">
            <text:p/>
          </draw:image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古代西洋的化學家長這樣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11cm" svg:height="13.489cm" svg:x="8.2cm" svg:y="5.276cm">
          <draw:image xlink:href="Pictures/100000000000015D000001AC9D77A299626D2614.png" xlink:type="simple" xlink:show="embed" xlink:actuate="onLoad">
            <text:p/>
          </draw:image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中國的化學家愛錢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西洋的化學家更愛錢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愛錢、是人的天性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是、誰會出錢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讓化學家們做研究呢？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的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中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皇帝大官們，都很喜歡出錢養這些化學家 ...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他們會煉丹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5.614cm" svg:height="15cm" svg:x="1.4cm" svg:y="4.343cm">
          <draw:image xlink:href="Pictures/100000000000031A000001D11410B1E5BF19DA8A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而這些丹藥，很多都以汞為主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5.236cm" svg:height="11.082cm" svg:x="1.6cm" svg:y="5.8cm">
          <draw:image xlink:href="Pictures/1000000000000193000000B18061515C8C724808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死了一個又一個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6.49cm" svg:height="13.04cm" svg:x="0.91cm" svg:y="5.36cm">
          <draw:image xlink:href="Pictures/10000000000002880000013FCAED6C87E4166E3F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5" draw:layer="layout" svg:width="25.199cm" svg:height="2.541cm" svg:x="1.4cm" svg:y="0.648cm" presentation:class="title" presentation:user-transformed="true">
          <draw:text-box>
            <text:p>雖然有些人知道有問題</text:p>
          </draw:text-box>
        </draw:frame>
        <draw:frame presentation:style-name="pr4" draw:layer="layout" svg:width="25.199cm" svg:height="18.494cm" svg:x="0.4cm" svg:y="3.4cm" presentation:class="outline" presentation:user-transformed="true">
          <draw:text-box>
            <text:list text:style-name="L3">
              <text:list-item>
                <text:p><text:span text:style-name="T7">但最後卻還是吃下去了！</text:span></text:p>
              </text:list-item>
            </text:list>
          </draw:text-box>
        </draw:frame>
        <draw:frame draw:style-name="gr6" draw:text-style-name="P8" draw:layer="layout" svg:width="20.373cm" svg:height="0.964cm" svg:x="0.627cm" svg:y="19.6cm">
          <draw:text-box>
            <text:p>https://zh.wikipedia.org/wiki/%E5%A4%96%E4%B8%B9%E6%9C%AF</text:p>
          </draw:text-box>
        </draw:frame>
        <draw:frame draw:style-name="gr5" draw:text-style-name="P7" draw:layer="layout" svg:width="21.878cm" svg:height="14.204cm" svg:x="3.122cm" svg:y="5cm">
          <draw:image xlink:href="Pictures/100000000000028D000001A833B3B121B163102D.pn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為何中國的化學家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8">都喜歡用有毒的汞呢？</text:span>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喔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是因為《汞》有仙氣！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可以變來變去</text:p>
          </draw:text-box>
        </draw:frame>
        <draw:frame presentation:style-name="pr4" draw:layer="layout" svg:width="25.199cm" svg:height="18.494cm" svg:x="1.201cm" svg:y="5.306cm" presentation:class="outline" presentation:user-transformed="true">
          <draw:text-box>
            <text:list text:style-name="L3">
              <text:list-item>
                <text:p><text:span text:style-name="T8">是唯一的液體金屬，而且很漂亮！</text:span></text:p>
              </text:list-item>
            </text:list>
          </draw:text-box>
        </draw:frame>
        <draw:frame draw:style-name="gr5" draw:text-style-name="P7" draw:layer="layout" svg:width="9.285cm" svg:height="7.791cm" svg:x="18cm" svg:y="8cm">
          <draw:image xlink:href="Pictures/10000000000000E6000000C17C228410F7AA88AD.png" xlink:type="simple" xlink:show="embed" xlink:actuate="onLoad">
            <text:p/>
          </draw:image>
        </draw:frame>
        <draw:frame draw:style-name="gr5" draw:text-style-name="P7" draw:layer="layout" svg:width="8.4cm" svg:height="5.489cm" svg:x="9cm" svg:y="14cm">
          <draw:image xlink:href="Pictures/10000000000000CD00000086072801BCA0DCAEAE.png" xlink:type="simple" xlink:show="embed" xlink:actuate="onLoad">
            <text:p/>
          </draw:image>
        </draw:frame>
        <draw:frame draw:style-name="gr8" draw:text-style-name="P8" draw:layer="layout" svg:width="2.407cm" svg:height="1.048cm" svg:x="11.393cm" svg:y="19.552cm">
          <draw:text-box>
            <text:p>氧化汞</text:p>
          </draw:text-box>
        </draw:frame>
        <draw:frame draw:style-name="gr5" draw:text-style-name="P7" draw:layer="layout" svg:width="7.522cm" svg:height="6.99cm" svg:x="0.678cm" svg:y="8.01cm">
          <draw:image xlink:href="Pictures/10000000000001450000012EAF56F1649E19BD71.png" xlink:type="simple" xlink:show="embed" xlink:actuate="onLoad">
            <text:p/>
          </draw:image>
        </draw:frame>
        <draw:frame draw:style-name="gr8" draw:text-style-name="P8" draw:layer="layout" svg:width="2.407cm" svg:height="1.048cm" svg:x="2.793cm" svg:y="15.4cm">
          <draw:text-box>
            <text:p>氯化汞</text:p>
          </draw:text-box>
        </draw:frame>
        <draw:frame draw:style-name="gr5" draw:text-style-name="P7" draw:layer="layout" svg:width="7.188cm" svg:height="5.686cm" svg:x="9.2cm" svg:y="7.4cm">
          <draw:image xlink:href="Pictures/10000000000000F9000000C56CD3D8F5E6E0EC91.png" xlink:type="simple" xlink:show="embed" xlink:actuate="onLoad">
            <text:p/>
          </draw:image>
        </draw:frame>
        <anim:par presentation:node-type="timing-root">
          <anim:par smil:begin="id7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死了很多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但是這些中國化學家也不是沒有貢獻的！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像是葛洪在醫學上的貢獻</text:span>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5" draw:text-style-name="P7" draw:layer="layout" svg:width="24.739cm" svg:height="14.431cm" svg:x="2.089cm" svg:y="4.969cm">
          <draw:image xlink:href="Pictures/10000000000002700000016CC44283C14CAD6676.png" xlink:type="simple" xlink:show="embed" xlink:actuate="onLoad">
            <text:p/>
          </draw:image>
        </draw:frame>
        <anim:par presentation:node-type="timing-root">
          <anim:par smil:begin="id7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7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6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7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0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1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2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6">如果用公理系統的角度看物理</text:span>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這就是我們今天的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十分鐘系列！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我們下回見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ye Bye!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細明體2" svg:font-family="細明體, MingLiU" style:font-family-generic="modern"/>
    <style:font-face style:name="標楷體2" svg:font-family="標楷體" style:font-family-generic="script"/>
    <style:font-face style:name="Courier New2" svg:font-family="'Courier New'" style:font-family-generic="modern" style:font-pitch="fixed"/>
    <style:font-face style:name="標楷體3" svg:font-family="標楷體" style:font-family-generic="script" style:font-pitch="fixed"/>
    <style:font-face style:name="Mangal1" svg:font-family="Mangal" style:font-pitch="variable"/>
    <style:font-face style:name="Courier New1" svg:font-family="'Courier New'" style:font-family-generic="modern" style:font-pitch="variable"/>
    <style:font-face style:name="細明體1" svg:font-family="細明體, MingLiU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標楷體" svg:font-family="標楷體" style:font-family-generic="roman" style:font-pitch="variable"/>
    <style:font-face style:name="細明體" svg:font-family="細明體, MingLiU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2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Arial Unicode MS2" svg:font-family="'Arial Unicode MS'" style:font-family-generic="system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, PMingLiU" style:font-family-generic="system" style:font-pitch="variable"/>
    <style:font-face style:name="標楷體4" svg:font-family="標楷體" style:font-family-generic="system" style:font-pitch="variable"/>
    <style:font-face style:name="細明體3" svg:font-family="細明體, MingLiU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4" style:display-name="預設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4" style:display-name="預設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題_20_3" style:display-name="標題 3" style:family="graphic">
      <style:paragraph-properties fo:line-height="200%" fo:text-align="start" style:text-autospace="none" style:writing-mode="lr-tb"/>
      <style:text-properties style:use-window-font-color="true"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write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預設段落字型" style:family="graphic">
      <style:paragraph-properties style:text-autospace="none"/>
    </style:style>
    <style:style style:name="尾註字元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章節附註文字_20_字元" style:display-name="章節附註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標題_20_字元" style:display-name="標題 字元" style:family="graphic">
      <style:paragraph-properties style:text-autospace="none"/>
      <style:text-properties style:font-name="Cambria" fo:font-family="Cambria" style:font-family-generic="roman" style:font-pitch="variable" fo:font-size="16pt" fo:language="en" fo:country="US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註解參照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9pt"/>
    </style:style>
    <style:style style:name="純文字_20_字元" style:display-name="純文字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字元_20_字元9" style:display-name="字元 字元9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Times New Roman" style:font-family-asian="'Times New Roman'" style:font-family-generic-asian="roman" style:font-pitch-asian="variable" style:language-asian="ar" style:country-asian="SA"/>
    </style:style>
    <style:style style:name="本文縮排_20_3_20_字元" style:display-name="本文縮排 3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8pt" style:language-asian="ar" style:country-asian="SA"/>
    </style:style>
    <style:style style:name="HTML_20_預設格式_20_字元" style:display-name="HTML 預設格式 字元" style:family="graphic">
      <style:paragraph-properties style:text-autospace="none"/>
      <style:text-properties style:font-name="細明體2" fo:font-family="細明體, MingLiU" style:font-family-generic="modern" fo:font-size="12pt" fo:language="en" fo:country="US" style:font-name-asian="細明體2" style:font-family-asian="細明體, MingLiU" style:font-family-generic-asian="modern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Times New Roman" style:font-family-asian="'Times New Roman'" style:font-family-generic-asian="roman" style:font-pitch-asian="variable" style:font-size-asian="12pt"/>
    </style:style>
    <style:style style:name="註解主旨_20_字元" style:display-name="註解主旨 字元" style:family="graphic">
      <style:paragraph-properties style:text-autospace="none"/>
      <style:text-properties fo:language="en" fo:country="US" fo:font-weight="bold" style:letter-kerning="true" style:font-name-asian="新細明體" style:font-family-asian="新細明體, PMingLiU" style:font-family-generic-asian="roman" style:font-pitch-asian="variable" style:font-size-asian="12pt" style:language-asian="ar" style:country-asian="SA" style:font-weight-asian="bold" style:font-weight-complex="bold"/>
    </style:style>
    <style:style style:name="註解文字_20_字元" style:display-name="註解文字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字元_20_字元3" style:display-name="字元 字元3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字元_20_字元4" style:display-name="字元 字元4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/>
    </style:style>
    <style:style style:name="附件_20_字元" style:display-name="附件 字元" style:family="graphic">
      <style:paragraph-properties style:text-autospace="none"/>
      <style:text-properties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language-asian="ar" style:country-asian="SA"/>
    </style:style>
    <style:style style:name="本文_20_字元" style:display-name="本文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2_20_字元" style:display-name="本文縮排 2 字元" style:family="graphic">
      <style:paragraph-properties style:text-autospace="none"/>
      <style:text-properties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本文縮排_20_字元" style:display-name="本文縮排 字元" style:family="graphic">
      <style:paragraph-properties style:text-autospace="none"/>
      <style:text-properties fo:language="en" fo:country="US" style:letter-kerning="true" style:font-name-asian="標楷體2" style:font-family-asian="標楷體" style:font-family-generic-asian="script" style:font-size-asian="14pt" style:language-asian="ar" style:country-asian="SA"/>
    </style:style>
    <style:style style:name="非常強調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網際網路連結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註解方塊文字_20_字元" style:display-name="註解方塊文字 字元" style:family="graphic">
      <style:paragraph-properties style:text-autospace="none"/>
      <style:text-properties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頁碼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頁首_20_字元" style:display-name="頁首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頁尾_20_字元" style:display-name="頁尾 字元" style:family="graphic">
      <style:paragraph-properties style:text-autospace="none"/>
      <style:text-properties style:font-name="標楷體2" fo:font-family="標楷體" style:font-family-generic="script" fo:language="en" fo:country="US" style:letter-kerning="true" style:font-name-asian="標楷體2" style:font-family-asian="標楷體" style:font-family-generic-asian="script" style:language-asian="ar" style:country-asian="SA"/>
    </style:style>
    <style:style style:name="標題_20_3_20_字元" style:display-name="標題 3 字元" style:family="graphic">
      <style:paragraph-properties style:text-autospace="none"/>
      <style:text-properties style:font-name="Arial1" fo:font-family="Arial" style:font-family-generic="swiss" style:font-pitch="variable" fo:font-size="18pt" fo:language="en" fo:country="US" fo:font-weight="bold" style:letter-kerning="true" style:font-name-asian="Arial1" style:font-family-asian="Arial" style:font-family-generic-asian="swiss" style:font-pitch-asian="variable" style:font-size-asian="18pt" style:language-asian="ar" style:country-asian="SA" style:font-weight-asian="bold" style:font-weight-complex="bold"/>
    </style:style>
    <style:style style:name="標題_20_2_20_字元" style:display-name="標題 2 字元" style:family="graphic">
      <style:paragraph-properties style:text-autospace="none"/>
      <style:text-properties style:font-name="Arial1" fo:font-family="Arial" style:font-family-generic="swiss" style:font-pitch="variable" fo:font-size="24pt" fo:language="en" fo:country="US" fo:font-weight="bold" style:letter-kerning="true" style:font-name-asian="Arial1" style:font-family-asian="Arial" style:font-family-generic-asian="swiss" style:font-pitch-asian="variable" style:font-size-asian="24pt" style:language-asian="ar" style:country-asian="SA" style:font-weight-asian="bold" style:font-weight-complex="bold"/>
    </style:style>
    <style:style style:name="標題_20_1_20_字元" style:display-name="標題 1 字元" style:family="graphic">
      <style:paragraph-properties style:text-autospace="none"/>
      <style:text-properties style:font-name="Arial1" fo:font-family="Arial" style:font-family-generic="swiss" style:font-pitch="variable" fo:font-size="26pt" fo:language="en" fo:country="US" fo:font-weight="bold" style:letter-kerning="true" style:font-name-asian="Arial1" style:font-family-asian="Arial" style:font-family-generic-asian="swiss" style:font-pitch-asian="variable" style:font-size-asian="26pt" style:language-asian="ar" style:country-asian="SA" style:font-weight-asian="bold" style:font-weight-complex="bold"/>
    </style:style>
    <style:style style:name="WW8Num3z6" style:family="graphic">
      <style:paragraph-properties style:text-autospace="none"/>
    </style:style>
    <style:style style:name="WW8Num3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2z6" style:family="graphic">
      <style:paragraph-properties style:text-autospace="none"/>
    </style:style>
    <style:style style:name="WW8Num2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8" style:family="graphic">
      <style:paragraph-properties style:text-autospace="none"/>
    </style:style>
    <style:style style:name="WW8Num1z6" style:family="graphic">
      <style:paragraph-properties style:text-autospace="none"/>
      <style:text-properties fo:font-variant="normal" fo:text-transform="none" style:use-window-font-color="tru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font-variant="normal" fo:text-transform="none" style:text-outline="false" style:text-line-through-style="none" style:text-line-through-type="none" style:font-name="標楷體2" fo:font-family="標楷體" style:font-family-generic="script" fo:font-size="15pt" fo:font-style="normal" fo:text-shadow="none" fo:font-weight="normal" style:font-name-asian="標楷體2" style:font-family-asian="標楷體" style:font-family-generic-asian="script" style:font-style-asian="normal" style:font-weight-asian="normal" style:font-style-complex="normal" style:font-weight-complex="normal"/>
    </style:style>
    <style:style style:name="框架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表格標題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表格內容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區塊文字" style:family="graphic">
      <style:paragraph-properties fo:margin-left="0cm" fo:margin-right="0cm" style:line-height-at-least="0.81cm" fo:text-align="start" fo:text-indent="-1.494cm" style:text-autospace="none" style:writing-mode="lr-tb"/>
      <style:text-properties style:use-window-font-color="true" style:font-name="標楷體2" fo:font-family="標楷體" style:font-family-generic="script" fo:font-size="13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msolistparagraph" style:family="graphic">
      <style:paragraph-properties fo:margin-left="0.623cm" fo:margin-right="0cm" fo:text-align="start" fo:text-indent="0cm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_33_方案" style:display-name="3方案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副本" style:family="graphic">
      <style:paragraph-properties fo:margin-left="2.24cm" fo:margin-right="0cm" fo:margin-top="0cm" fo:margin-bottom="0cm" fo:line-height="0.529cm" fo:text-align="start" fo:text-indent="-2.24cm" style:text-autospace="none" style:writing-mode="lr-tb"/>
      <style:text-properties style:use-window-font-color="true" style:font-name="Arial1" fo:font-family="Arial" style:font-family-generic="swiss" style:font-pitch="variable" fo:font-size="12pt" fo:language="en" fo:country="US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本文縮排_20_3" style:display-name="本文縮排 3" style:family="graphic">
      <style:paragraph-properties fo:margin-left="1.494cm" fo:margin-right="0cm" fo:margin-top="0cm" fo:margin-bottom="0.374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8pt" fo:language="en" fo:country="US" style:letter-kerning="tru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樣式2" style:family="graphic">
      <style:paragraph-properties fo:margin-top="0.561cm" fo:margin-bottom="0.561cm" fo:line-height="100%" fo:text-align="start" style:text-autospace="none" style:writing-mode="lr-tb"/>
      <style:text-properties style:use-window-font-color="true" style:font-name="標楷體2" fo:font-family="標楷體" style:font-family-generic="script" fo:font-size="14pt" fo:language="en" fo:country="US" fo:font-weight="bold" style:letter-kerning="true" style:font-name-asian="標楷體2" style:font-family-asian="標楷體" style:font-family-generic-asian="script" style:font-size-asian="26pt" style:language-asian="ar" style:country-asian="SA" style:font-weight-asian="bold" style:font-weight-complex="bold"/>
    </style:style>
    <style:style style:name="樣式1" style:family="graphic">
      <style:paragraph-properties fo:margin-top="0.561cm" fo:margin-bottom="0.561cm" fo:line-height="0.776cm" fo:text-align="justify" style:text-autospace="none" style:writing-mode="lr-tb"/>
      <style:text-properties style:use-window-font-color="true" style:font-name="標楷體2" fo:font-family="標楷體" style:font-family-generic="script" fo:font-size="12pt" fo:language="en" fo:country="US" fo:font-weight="bold" style:letter-kerning="true" style:font-name-asian="標楷體2" style:font-family-asian="標楷體" style:font-family-generic-asian="script" style:font-size-asian="12pt" style:language-asian="ar" style:country-asian="SA" style:font-weight-asian="normal" style:font-weight-complex="bold"/>
    </style:style>
    <style:style style:name="無間距" style:family="graphic">
      <style:paragraph-properties style:text-autospace="none"/>
      <style:text-properties style:use-window-font-color="true" style:font-name="Calibri1" fo:font-family="Calibri" style:font-family-generic="swiss" style:font-pitch="variable" fo:font-size="12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內容目錄_20_3" style:display-name="內容目錄 3" style:family="graphic">
      <style:paragraph-properties fo:margin-left="1.369cm" fo:margin-right="0cm" fo:margin-top="0cm" fo:margin-bottom="0.31cm" fo:line-height="115%" fo:text-align="start" fo:text-indent="0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letter-kerning="true" style:font-name-asian="Calibri1" style:font-family-asian="Calibri" style:font-family-generic-asian="swiss" style:font-pitch-asian="variable" style:font-size-asian="11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true" style:font-name-asian="Cambria" style:font-family-asian="Cambria" style:font-family-generic-asian="roman" style:font-pitch-asian="variable" style:font-size-asian="14pt" style:language-asian="ar" style:country-asian="SA" style:font-weight-asian="bold" style:font-weight-complex="bold"/>
    </style:style>
    <style:style style:name="尾註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內容目錄_20_2" style:display-name="內容目錄 2" style:family="graphic">
      <style:paragraph-properties fo:margin-left="1.323cm" fo:margin-right="0cm" fo:text-align="start" fo:text-indent="0cm" style:text-autospace="none" style:writing-mode="lr-tb">
        <style:tab-stops>
          <style:tab-stop style:position="3.971cm"/>
          <style:tab-stop style:position="27.134cm" style:type="right" style:leader-style="dotted" style:leader-text="."/>
        </style:tab-stops>
      </style:paragraph-properties>
      <style:text-properties fo:color="#000000" style:font-name="Times New Roman" fo:font-family="'Times New Roman'" style:font-family-generic="roman" style:font-pitch="variable" fo:font-size="12pt" fo:language="zh" fo:country="TW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1" style:display-name="List Paragraph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清單段落1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作者" style:family="graphic">
      <style:paragraph-properties style:line-height-at-least="0.746cm" fo:text-align="center" style:text-autospace="none"/>
      <style:text-properties style:use-window-font-color="true" style:font-name="標楷體2" fo:font-family="標楷體" style:font-family-generic="script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1" style:family="graphic">
      <style:paragraph-properties fo:margin-left="2.489cm" fo:margin-right="0cm" fo:line-height="0.776cm" fo:text-align="justify" fo:text-indent="-0.3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頭2" style:family="graphic">
      <style:paragraph-properties fo:line-height="0.776cm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6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章" style:family="graphic">
      <style:paragraph-properties fo:margin-left="3.734cm" fo:margin-right="0cm" fo:line-height="0.776cm" fo:text-align="justify" fo:text-indent="-1.245cm" style:text-autospace="none" style:writing-mode="lr-tb"/>
      <style:text-properties style:use-window-font-color="true" style:font-name="標楷體2" fo:font-family="標楷體" style:font-family-generic="script" fo:font-size="18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項" style:family="graphic">
      <style:paragraph-properties fo:margin-left="1.556cm" fo:margin-right="0cm" fo:line-height="0.776cm" fo:text-align="justify" fo:text-indent="0.623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令.條" style:family="graphic">
      <style:paragraph-properties fo:margin-left="1.556cm" fo:margin-right="0cm" fo:line-height="0.776cm" fo:text-align="justify" fo:text-indent="-1.556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格式" style:family="graphic">
      <style:paragraph-properties fo:margin-left="0.896cm" fo:margin-right="0.178cm" fo:text-align="justify" fo:text-indent="-1.552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_32_" style:display-name="2" style:family="graphic">
      <style:paragraph-properties fo:margin-left="3.646cm" fo:margin-right="0.178cm" fo:text-align="justify" fo:text-indent="-3.727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純文字" style:family="graphic">
      <style:paragraph-properties fo:text-align="start" style:text-autospace="none" style:writing-mode="lr-tb"/>
      <style:text-properties style:use-window-font-color="true" style:font-name="細明體2" fo:font-family="細明體, MingLiU" style:font-family-generic="modern" fo:font-size="12pt" fo:language="en" fo:country="US" style:letter-kerning="true" style:font-name-asian="Courier New2" style:font-family-asian="'Courier New'" style:font-family-generic-asian="modern" style:font-pitch-asian="fixed" style:font-size-asian="12pt" style:language-asian="ar" style:country-asian="SA"/>
    </style:style>
    <style:style style:name="HTML_20_預設格式" style:display-name="HTML 預設格式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細明體2" fo:font-family="細明體, MingLiU" style:font-family-generic="modern" fo:font-size="12pt" fo:language="en" fo:country="US" style:letter-kerning="true" style:font-name-asian="細明體2" style:font-family-asian="細明體, MingLiU" style:font-family-generic-asian="modern" style:font-size-asian="10pt" style:language-asian="ar" style:country-asian="SA"/>
    </style:style>
    <style:style style:name="_30_221" style:display-name="0221" style:family="graphic">
      <style:paragraph-properties fo:margin-top="0.31cm" fo:margin-bottom="0.31cm" fo:text-align="start" style:text-autospace="none" style:writing-mode="lr-tb"/>
      <style:text-properties style:use-window-font-color="true" style:font-name="新細明體" fo:font-family="新細明體, PMingLiU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ar" style:country-asian="SA"/>
    </style:style>
    <style:style style:name="註解主旨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註解文字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清單段落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附件" style:family="graphic">
      <style:paragraph-properties fo:margin-top="0cm" fo:margin-bottom="0cm" fo:text-align="justify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標楷體2" style:font-family-asian="標楷體" style:font-family-generic-asian="script" style:font-size-asian="10pt" style:language-asian="ar" style:country-asian="SA"/>
    </style:style>
    <style:style style:name="本文縮排_20_2" style:display-name="本文縮排 2" style:family="graphic">
      <style:paragraph-properties fo:margin-left="1.494cm" fo:margin-right="0cm" fo:margin-top="0cm" fo:margin-bottom="0.374cm" fo:line-height="200%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本文縮排" style:family="graphic">
      <style:paragraph-properties fo:margin-left="2.233cm" fo:margin-right="0cm" fo:line-height="150%" fo:text-align="justify" fo:text-indent="1.681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M" style:family="graphic">
      <style:paragraph-properties fo:margin-top="0.31cm" fo:margin-bottom="0.31cm" fo:line-height="0.706cm" fo:text-align="center" style:text-autospace="none" style:writing-mode="lr-tb"/>
      <style:text-properties style:use-window-font-color="true" style:font-name="標楷體2" fo:font-family="標楷體" style:font-family-generic="script" fo:font-size="18pt" fo:language="en" fo:country="US" fo:font-weight="bold" style:letter-kerning="true" style:font-name-asian="標楷體2" style:font-family-asian="標楷體" style:font-family-generic-asian="script" style:font-size-asian="18pt" style:language-asian="ar" style:country-asian="SA" style:font-weight-asian="bold" style:font-weight-complex="bold"/>
    </style:style>
    <style:style style:name="List_20_Paragraph" style:display-name="List Paragraph" style:family="graphic">
      <style:paragraph-properties fo:margin-left="1.49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容目錄_20_1" style:display-name="內容目錄 1" style:family="graphic">
      <style:paragraph-properties fo:line-height="0.776cm" fo:text-align="center" style:text-autospace="none" style:writing-mode="lr-tb">
        <style:tab-stops>
          <style:tab-stop style:position="0cm"/>
          <style:tab-stop style:position="30.242cm" style:type="right" style:leader-style="dotted" style:leader-text="."/>
        </style:tab-stops>
      </style:paragraph-properties>
      <style:text-properties style:use-window-font-color="true" style:font-name="標楷體2" fo:font-family="標楷體" style:font-family-generic="script" fo:font-size="14pt" fo:language="zh" fo:country="TW" fo:font-weight="bold" style:letter-kerning="true" style:font-name-asian="標楷體2" style:font-family-asian="標楷體" style:font-family-generic-asian="script" style:font-size-asian="14pt" style:language-asian="ar" style:country-asian="SA" style:font-weight-asian="bold" style:font-weight-complex="bold"/>
    </style:style>
    <style:style style:name="註解方塊文字" style:family="graphic">
      <style:paragraph-properties fo:text-align="start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Arial1" style:font-family-asian="Arial" style:font-family-generic-asian="swiss" style:font-pitch-asian="variable" style:font-size-asian="9pt" style:language-asian="ar" style:country-asian="SA"/>
    </style:style>
    <style:style style:name="內文_20__28_Web_29_" style:display-name="內文 (Web)" style:family="graphic">
      <style:paragraph-properties fo:margin-top="0.31cm" fo:margin-bottom="0.31cm" fo:text-align="start" style:text-autospace="none" style:writing-mode="lr-tb"/>
      <style:text-properties style:use-window-font-color="true" style:font-name="Arial Unicode MS1" fo:font-family="'Arial Unicode MS'" style:font-family-generic="swiss" style:font-pitch="variable" fo:font-size="12pt" fo:language="en" fo:country="US" style:letter-kerning="true" style:font-name-asian="Arial Unicode MS1" style:font-family-asian="'Arial Unicode MS'" style:font-family-generic-asian="swiss" style:font-pitch-asian="variable" style:font-size-asian="12pt" style:language-asian="ar" style:country-asian="SA"/>
    </style:style>
    <style:style style:name="壹" style:family="graphic">
      <style:paragraph-properties fo:margin-left="4.473cm" fo:margin-right="0cm" fo:line-height="1.058cm" fo:text-align="justify" fo:text-indent="-4.473cm" style:text-autospace="none" style:writing-mode="lr-tb"/>
      <style:text-properties style:use-window-font-color="true" style:font-name="標楷體2" fo:font-family="標楷體" style:font-family-generic="script" fo:font-size="14pt" fo:language="en" fo:country="US" style:letter-kerning="true" style:font-name-asian="標楷體2" style:font-family-asian="標楷體" style:font-family-generic-asian="script" style:font-size-asian="14pt" style:language-asian="ar" style:country-asian="SA" style:font-weight-asian="bold"/>
    </style:style>
    <style:style style:name="會辦單位" style:family="graphic">
      <style:paragraph-properties fo:margin-left="17.641cm" fo:margin-right="0cm" fo:line-height="0.847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開會" style:family="graphic">
      <style:paragraph-properties fo:margin-left="4.676cm" fo:margin-right="0cm" fo:line-height="0.847cm" fo:text-align="justify" fo:text-indent="-4.676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列席者" style:family="graphic">
      <style:paragraph-properties fo:margin-left="3.812cm" fo:margin-right="0cm" fo:line-height="0.847cm" fo:text-align="justify" fo:text-indent="-3.812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姓名" style:family="graphic">
      <style:paragraph-properties fo:margin-left="3.653cm" fo:margin-right="0cm" fo:line-height="0.847cm" fo:text-align="start" fo:text-indent="-2.769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標號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首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頁尾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條列" style:family="graphic">
      <style:paragraph-properties fo:margin-left="4.676cm" fo:margin-right="0cm" fo:line-height="0.847cm" fo:text-align="justify" fo:text-indent="-1.854cm" style:text-autospace="none" style:writing-mode="lr-tb"/>
      <style:text-properties style:use-window-font-color="true" style:font-name="Times New Roman" fo:font-family="'Times New Roman'" style:font-family-generic="roman" style:font-pitch="variable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公告事項" style:family="graphic">
      <style:paragraph-properties fo:margin-left="4.764cm" fo:margin-right="0cm" fo:line-height="0.847cm" fo:text-align="justify" fo:text-indent="-4.764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內文縮排" style:family="graphic">
      <style:paragraph-properties fo:margin-left="2.822cm" fo:margin-right="0cm" fo:line-height="100%" fo:text-align="justify" fo:text-indent="0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擬辦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主旨" style:family="graphic">
      <style:paragraph-properties fo:margin-left="2.822cm" fo:margin-right="0cm" fo:line-height="0.847cm" fo:text-align="justify" fo:text-indent="-2.822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說明條列" style:family="graphic">
      <style:paragraph-properties fo:margin-left="2.773cm" fo:margin-right="0cm" fo:line-height="0.847cm" fo:text-align="justify" fo:text-indent="-1.889cm" style:text-autospace="none" style:writing-mode="lr-tb"/>
      <style:text-properties style:use-window-font-color="true" style:font-name="標楷體2" fo:font-family="標楷體" style:font-family-generic="script" fo:font-size="1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受文者" style:family="graphic">
      <style:paragraph-properties fo:margin-left="4.057cm" fo:margin-right="0cm" fo:line-height="100%" fo:text-align="justify" fo:text-indent="-4.057cm" style:text-autospace="none" style:writing-mode="lr-tb"/>
      <style:text-properties style:use-window-font-color="true" style:font-name="標楷體2" fo:font-family="標楷體" style:font-family-generic="script" fo:font-size="16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正副本" style:family="graphic">
      <style:paragraph-properties fo:margin-left="2.24cm" fo:margin-right="0cm" fo:line-height="100%" fo:text-align="justify" fo:text-indent="-2.24cm" style:text-autospace="none" style:writing-mode="lr-tb"/>
      <style:text-properties style:use-window-font-color="true" style:font-name="標楷體2" fo:font-family="標楷體" style:font-family-generic="script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索引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圖表標示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2" style:font-family-asian="Mangal" style:font-size-asian="12pt" style:language-asian="ar" style:country-asian="SA" style:font-style-asian="italic" style:font-style-complex="italic"/>
    </style:style>
    <style:style style:name="清單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2" style:font-family-asian="Mangal" style:font-size-asian="12pt" style:language-asian="ar" style:country-asian="SA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54pt" fo:font-style="normal" fo:text-shadow="none" style:text-underline-style="none" fo:font-weight="normal" style:font-name-asian="標楷體3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3" fo:font-family="標楷體" style:font-family-generic="script" style:font-pitch="fixed" fo:font-size="60pt" fo:font-style="normal" fo:text-shadow="none" style:text-underline-style="none" fo:font-weight="bold" style:font-name-asian="標楷體3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10-24T12:19:06.671000000</dc:date>
    <meta:editing-duration>P3DT1H23M21S</meta:editing-duration>
    <meta:editing-cycles>678</meta:editing-cycles>
    <meta:generator>LibreOffice/5.0.6.3$Windows_x86 LibreOffice_project/490fc03b25318460cfc54456516ea2519c11d1aa</meta:generator>
    <meta:document-statistic meta:object-count="494"/>
  </office:meta>
</office:document-meta>
</file>